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fo:language="pt" fo:country="PT" officeooo:rsid="0016783e" officeooo:paragraph-rsid="0016783e" style:font-size-asian="10.5pt" style:font-size-complex="12pt"/>
    </style:style>
    <style:style style:name="P2" style:family="paragraph" style:parent-style-name="Standard">
      <style:text-properties fo:font-size="18pt" fo:language="pt" fo:country="PT" fo:font-weight="bold" officeooo:rsid="0016783e" officeooo:paragraph-rsid="0016783e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language="pt" fo:country="PT" officeooo:rsid="0016783e" officeooo:paragraph-rsid="0016783e" style:font-size-asian="10.5pt" style:font-size-complex="12pt"/>
    </style:style>
    <style:style style:name="P4" style:family="paragraph" style:parent-style-name="Standard" style:list-style-name="L1">
      <style:text-properties officeooo:paragraph-rsid="00170bc2"/>
    </style:style>
    <style:style style:name="P5" style:family="paragraph" style:parent-style-name="Standard">
      <style:text-properties officeooo:paragraph-rsid="00170bc2"/>
    </style:style>
    <style:style style:name="P6" style:family="paragraph" style:parent-style-name="Standard">
      <style:text-properties officeooo:rsid="00170bc2" officeooo:paragraph-rsid="00170bc2"/>
    </style:style>
    <style:style style:name="P7" style:family="paragraph" style:parent-style-name="Standard" style:list-style-name="L2">
      <style:text-properties officeooo:rsid="00170bc2" officeooo:paragraph-rsid="00170bc2"/>
    </style:style>
    <style:style style:name="P8" style:family="paragraph" style:parent-style-name="Standard" style:list-style-name="L2">
      <style:text-properties officeooo:rsid="001788bd" officeooo:paragraph-rsid="001788bd"/>
    </style:style>
    <style:style style:name="P9" style:family="paragraph" style:parent-style-name="Standard">
      <style:text-properties officeooo:rsid="001788bd" officeooo:paragraph-rsid="001788b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0bc2"/>
    </style:style>
    <style:style style:name="T3" style:family="text">
      <style:text-properties fo:font-size="12pt" fo:language="pt" fo:country="PT" style:font-size-asian="10.5pt" style:font-size-complex="12pt"/>
    </style:style>
    <style:style style:name="T4" style:family="text">
      <style:text-properties fo:font-size="12pt" fo:language="pt" fo:country="PT" officeooo:rsid="0016783e" style:font-size-asian="10.5pt" style:font-size-complex="12pt"/>
    </style:style>
    <style:style style:name="T5" style:family="text">
      <style:text-properties fo:font-size="12pt" fo:language="pt" fo:country="PT" officeooo:rsid="00170bc2" style:font-size-asian="10.5pt" style:font-size-complex="12pt"/>
    </style:style>
    <style:style style:name="T6" style:family="text">
      <style:text-properties fo:font-size="12pt" fo:language="pt" fo:country="PT" officeooo:rsid="001788bd" style:font-size-asian="10.5pt" style:font-size-complex="12pt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balho Prático com SQL</text:p>
      <text:p text:style-name="P1">Disciplina: Laboratório de Banco de Dados I</text:p>
      <text:p text:style-name="P1">Professor: Iuri Nascimento Santos</text:p>
      <text:p text:style-name="P1">IFRS <text:span text:style-name="T1">Campus </text:span>Sertão</text:p>
      <text:p text:style-name="P1"/>
      <text:p text:style-name="P1">1) Criar um banco de dados utilizando a linguagem SQL <text:span text:style-name="T2">de uma empresa que contenha as tabelas:</text:span></text:p>
      <text:list xml:id="list3152278188" text:style-name="L1">
        <text:list-item>
          <text:p text:style-name="P4"><text:span text:style-name="T5">Produtos (Código/Série, Nome ou Modelo, e o que achar necessário);</text:span></text:p>
        </text:list-item>
        <text:list-item>
          <text:p text:style-name="P4"><text:span text:style-name="T5">Tipos de Produto (Código/Série, descrição, etc);</text:span></text:p>
        </text:list-item>
        <text:list-item>
          <text:p text:style-name="P4"><text:span text:style-name="T5">Funcionários (Código, Nome, Telefone, Endereço, Documento, Salário);</text:span></text:p>
        </text:list-item>
        <text:list-item>
          <text:p text:style-name="P4"><text:span text:style-name="T5">Clientes (Código, Nome, Telefone, Estado Civíl, </text:span><text:span text:style-name="T6">Número de Filhos, </text:span><text:span text:style-name="T5">Endereço, Documentos);</text:span></text:p>
        </text:list-item>
        <text:list-item>
          <text:p text:style-name="P4"><text:span text:style-name="T5">Pedidos (Código do Pedido, Código do Produto, Código do Cliente, Código do Funcionário, Valor, Observação);</text:span></text:p>
        </text:list-item>
      </text:list>
      <text:p text:style-name="P5"><text:span text:style-name="T4"/></text:p>
      <text:p text:style-name="P5"><text:span text:style-name="T5">2) Insira 5 linhas de dados em cada tabela,</text:span><text:span text:style-name="T6"> para pedidos 7 e para o tipo de produtos insira pelo menos 12</text:span><text:span text:style-name="T5">.</text:span></text:p>
      <text:p text:style-name="P5"><text:span text:style-name="T5"/></text:p>
      <text:p text:style-name="P9"><text:span text:style-name="T3">3) Altere o código do cliente para um código com autoincremento.</text:span></text:p>
      <text:p text:style-name="P9"><text:span text:style-name="T3"/></text:p>
      <text:p text:style-name="P6"><text:span text:style-name="T6">4</text:span><text:span text:style-name="T3">) Faça os SELECTs que:</text:span></text:p>
      <text:list xml:id="list3551964273" text:style-name="L2">
        <text:list-item>
          <text:p text:style-name="P8">Um select para cada tabela.</text:p>
        </text:list-item>
        <text:list-item>
          <text:p text:style-name="P7">Apresente as informações de todos os pedidos incluindo o nome do Cliente e do Funcionário;</text:p>
        </text:list-item>
        <text:list-item>
          <text:p text:style-name="P8">Mostre para cada pedido os tipos de produtos que participaram da transação.</text:p>
        </text:list-item>
        <text:list-item>
          <text:p text:style-name="P7">Busque o nome dos funcionários e o último pedido que ele participou (mesmo se não participou de nenhuma, deve aparecer no SELECT);</text:p>
        </text:list-item>
        <text:list-item>
          <text:p text:style-name="P8">Para cada funcionário que participou de uma venda mostre o nome, o código, e o salário acrescido em 5% para cada pedido que ele participa.</text:p>
        </text:list-item>
      </text:list>
      <text:p text:style-name="P9"/>
      <text:p text:style-name="P9">5) Fala uma visão que exiba, para cada CPF e nome de cliente os pedidos que ele fez juntamente com o val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7:00:07.596000000</meta:creation-date>
    <meta:editing-duration>PT11M51S</meta:editing-duration>
    <meta:editing-cycles>2</meta:editing-cycles>
    <meta:generator>LibreOffice/7.3.1.3$Windows_X86_64 LibreOffice_project/a69ca51ded25f3eefd52d7bf9a5fad8c90b87951</meta:generator>
    <dc:date>2022-03-20T17:22:51.685000000</dc:date>
    <meta:document-statistic meta:table-count="0" meta:image-count="0" meta:object-count="0" meta:page-count="1" meta:paragraph-count="19" meta:word-count="233" meta:character-count="1368" meta:non-whitespace-character-count="1164"/>
  </office:meta>
</office:document-meta>
</file>